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Contents_20_3">
      <style:paragraph-properties>
        <style:tab-stops>
          <style:tab-stop style:position="6.5307in"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Text_20_body">
      <style:text-properties officeooo:rsid="0009b920" officeooo:paragraph-rsid="0009b920"/>
    </style:style>
    <style:style style:name="P6" style:family="paragraph" style:parent-style-name="Text_20_body">
      <style:text-properties officeooo:rsid="000ad711" officeooo:paragraph-rsid="000ad711"/>
    </style:style>
    <style:style style:name="P7" style:family="paragraph" style:parent-style-name="Standard">
      <style:text-properties officeooo:rsid="000c1860" officeooo:paragraph-rsid="000c1860"/>
    </style:style>
    <style:style style:name="P8" style:family="paragraph" style:parent-style-name="Text_20_body">
      <style:text-properties officeooo:rsid="000d3621" officeooo:paragraph-rsid="000d3621"/>
    </style:style>
    <style:style style:name="P9" style:family="paragraph" style:parent-style-name="Text_20_body">
      <style:text-properties officeooo:rsid="000d6f8b" officeooo:paragraph-rsid="000d6f8b"/>
    </style:style>
    <style:style style:name="P10" style:family="paragraph" style:parent-style-name="Text_20_body">
      <style:text-properties officeooo:rsid="000f4662" officeooo:paragraph-rsid="000f4662"/>
    </style:style>
    <style:style style:name="P11" style:family="paragraph" style:parent-style-name="Text_20_body">
      <style:text-properties officeooo:rsid="00110bd4" officeooo:paragraph-rsid="00110bd4"/>
    </style:style>
    <style:style style:name="P12" style:family="paragraph" style:parent-style-name="Heading_20_1">
      <style:paragraph-properties fo:break-before="page"/>
      <style:text-properties officeooo:rsid="0009b920" officeooo:paragraph-rsid="0009b920"/>
    </style:style>
    <style:style style:name="P13" style:family="paragraph" style:parent-style-name="Heading_20_1">
      <style:text-properties officeooo:rsid="0009b920" officeooo:paragraph-rsid="0009b920"/>
    </style:style>
    <style:style style:name="P14" style:family="paragraph" style:parent-style-name="Heading_20_1" style:list-style-name="">
      <style:text-properties officeooo:rsid="0009b920" officeooo:paragraph-rsid="0009b920"/>
    </style:style>
    <style:style style:name="P15" style:family="paragraph" style:parent-style-name="Heading_20_1">
      <style:text-properties officeooo:rsid="000ad711" officeooo:paragraph-rsid="000ad711"/>
    </style:style>
    <style:style style:name="P16" style:family="paragraph" style:parent-style-name="Heading_20_2">
      <style:text-properties officeooo:rsid="0009b920" officeooo:paragraph-rsid="0009b920"/>
    </style:style>
    <style:style style:name="P17" style:family="paragraph" style:parent-style-name="Heading_20_2">
      <style:text-properties officeooo:rsid="000ad711" officeooo:paragraph-rsid="000ad711"/>
    </style:style>
    <style:style style:name="P18" style:family="paragraph" style:parent-style-name="Heading_20_2">
      <style:text-properties officeooo:rsid="0012b0e6" officeooo:paragraph-rsid="0012b0e6"/>
    </style:style>
    <style:style style:name="P19" style:family="paragraph" style:parent-style-name="Heading_20_2">
      <style:text-properties officeooo:rsid="0016f38c" officeooo:paragraph-rsid="0016f38c"/>
    </style:style>
    <style:style style:name="P20" style:family="paragraph" style:parent-style-name="Heading_20_2">
      <style:text-properties officeooo:rsid="00184f2b" officeooo:paragraph-rsid="00184f2b"/>
    </style:style>
    <style:style style:name="P21" style:family="paragraph" style:parent-style-name="Heading_20_3">
      <style:text-properties officeooo:rsid="000ad711" officeooo:paragraph-rsid="000ad711"/>
    </style:style>
    <style:style style:name="P22" style:family="paragraph" style:parent-style-name="Text_20_body">
      <style:text-properties officeooo:rsid="0012b0e6" officeooo:paragraph-rsid="0012b0e6"/>
    </style:style>
    <style:style style:name="P23" style:family="paragraph" style:parent-style-name="Text_20_body">
      <style:text-properties officeooo:rsid="0015cdf1" officeooo:paragraph-rsid="0015cdf1"/>
    </style:style>
    <style:style style:name="P24" style:family="paragraph" style:parent-style-name="Text_20_body">
      <style:text-properties officeooo:rsid="0016f38c" officeooo:paragraph-rsid="0016f38c"/>
    </style:style>
    <style:style style:name="P25" style:family="paragraph" style:parent-style-name="Text_20_body">
      <style:text-properties officeooo:rsid="00184f2b" officeooo:paragraph-rsid="00184f2b"/>
    </style:style>
    <style:style style:name="P26" style:family="paragraph" style:parent-style-name="Text_20_body">
      <style:text-properties officeooo:rsid="0018a115" officeooo:paragraph-rsid="0018a115"/>
    </style:style>
    <style:style style:name="T1" style:family="text">
      <style:text-properties officeooo:rsid="000ad711"/>
    </style:style>
    <style:style style:name="T2" style:family="text">
      <style:text-properties officeooo:rsid="000d6f8b"/>
    </style:style>
    <style:style style:name="T3" style:family="text">
      <style:text-properties officeooo:rsid="0012b0e6"/>
    </style:style>
    <style:style style:name="T4" style:family="text">
      <style:text-properties officeooo:rsid="0014a0bf"/>
    </style:style>
    <style:style style:name="T5" style:family="text">
      <style:text-properties officeooo:rsid="0015cdf1"/>
    </style:style>
    <style:style style:name="T6" style:family="text">
      <style:text-properties officeooo:rsid="00184f2b"/>
    </style:style>
    <style:style style:name="T7" style:family="text">
      <style:text-properties officeooo:rsid="0018a115"/>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
      <text:p text:style-name="Title"/>
      <text:p text:style-name="Title"/>
      <text:p text:style-name="Title">Git, GitHub og GitHub Desktop</text:p>
      <text:table-of-content text:style-name="Sect1" text:protected="true" text:name="Table of Contents1">
        <text:table-of-content-source text:outline-level="10">
          <text:index-title-template text:style-name="Contents_20_Heading">Efnisyfirli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Efnisyfirlit</text:p>
          </text:index-title>
          <text:p text:style-name="P1"><text:a xlink:type="simple" xlink:href="#__RefHeading___Toc1_3751433307" text:style-name="Index_20_Link" text:visited-style-name="Index_20_Link">Inngangur<text:tab/>3</text:a></text:p>
          <text:p text:style-name="P1"><text:a xlink:type="simple" xlink:href="#__RefHeading___Toc3_3751433307" text:style-name="Index_20_Link" text:visited-style-name="Index_20_Link">Uppsetning reikninga<text:tab/>3</text:a></text:p>
          <text:p text:style-name="P2"><text:a xlink:type="simple" xlink:href="#__RefHeading___Toc5_3751433307" text:style-name="Index_20_Link" text:visited-style-name="Index_20_Link">GitHub<text:tab/>3</text:a></text:p>
          <text:p text:style-name="P2"><text:a xlink:type="simple" xlink:href="#__RefHeading___Toc7_3751433307" text:style-name="Index_20_Link" text:visited-style-name="Index_20_Link">Git<text:tab/>3</text:a></text:p>
          <text:p text:style-name="P2"><text:a xlink:type="simple" xlink:href="#__RefHeading___Toc9_3751433307" text:style-name="Index_20_Link" text:visited-style-name="Index_20_Link">GitHub Desktop<text:tab/>3</text:a></text:p>
          <text:p text:style-name="P1"><text:a xlink:type="simple" xlink:href="#__RefHeading___Toc12_3751433307" text:style-name="Index_20_Link" text:visited-style-name="Index_20_Link">Grunnaðgerðir í git<text:tab/>3</text:a></text:p>
          <text:p text:style-name="P2"><text:a xlink:type="simple" xlink:href="#__RefHeading___Toc14_3751433307" text:style-name="Index_20_Link" text:visited-style-name="Index_20_Link">clone<text:tab/>3</text:a></text:p>
          <text:p text:style-name="P2"><text:a xlink:type="simple" xlink:href="#__RefHeading___Toc16_3751433307" text:style-name="Index_20_Link" text:visited-style-name="Index_20_Link">commit<text:tab/>3</text:a></text:p>
          <text:p text:style-name="P2"><text:a xlink:type="simple" xlink:href="#__RefHeading___Toc18_3751433307" text:style-name="Index_20_Link" text:visited-style-name="Index_20_Link">push<text:tab/>3</text:a></text:p>
          <text:p text:style-name="P2"><text:a xlink:type="simple" xlink:href="#__RefHeading___Toc20_3751433307" text:style-name="Index_20_Link" text:visited-style-name="Index_20_Link">pull<text:tab/>3</text:a></text:p>
          <text:p text:style-name="P2"><text:a xlink:type="simple" xlink:href="#__RefHeading___Toc22_3751433307" text:style-name="Index_20_Link" text:visited-style-name="Index_20_Link">fetch<text:tab/>3</text:a></text:p>
          <text:p text:style-name="P1"><text:a xlink:type="simple" xlink:href="#__RefHeading___Toc24_3751433307" text:style-name="Index_20_Link" text:visited-style-name="Index_20_Link">Pull request / code reviews<text:tab/>3</text:a></text:p>
          <text:p text:style-name="P1"><text:a xlink:type="simple" xlink:href="#__RefHeading___Toc26_3751433307" text:style-name="Index_20_Link" text:visited-style-name="Index_20_Link">Branching / merging<text:tab/>4</text:a></text:p>
          <text:p text:style-name="P2"><text:a xlink:type="simple" xlink:href="#__RefHeading___Toc28_3751433307" text:style-name="Index_20_Link" text:visited-style-name="Index_20_Link">Branching strategies<text:tab/>4</text:a></text:p>
          <text:p text:style-name="P3"><text:a xlink:type="simple" xlink:href="#__RefHeading___Toc30_3751433307" text:style-name="Index_20_Link" text:visited-style-name="Index_20_Link">Git flow<text:tab/>4</text:a></text:p>
          <text:p text:style-name="P3"><text:a xlink:type="simple" xlink:href="#__RefHeading___Toc32_3751433307" text:style-name="Index_20_Link" text:visited-style-name="Index_20_Link">Kannski annað?<text:tab/>4</text:a></text:p>
          <text:p text:style-name="P1"><text:a xlink:type="simple" xlink:href="#__RefHeading___Toc34_3751433307" text:style-name="Index_20_Link" text:visited-style-name="Index_20_Link">Árekstrar<text:tab/>4</text:a></text:p>
          <text:p text:style-name="P2"><text:a xlink:type="simple" xlink:href="#__RefHeading___Toc36_3751433307" text:style-name="Index_20_Link" text:visited-style-name="Index_20_Link">Lausnir við árekstrum<text:tab/>4</text:a></text:p>
          <text:p text:style-name="P1"><text:a xlink:type="simple" xlink:href="#__RefHeading___Toc38_3751433307" text:style-name="Index_20_Link" text:visited-style-name="Index_20_Link">Algeng vandamál<text:tab/>4</text:a></text:p>
        </text:index-body>
      </text:table-of-content>
      <text:p text:style-name="P7"/>
      <text:h text:style-name="P12" text:outline-level="1"><text:bookmark-start text:name="__RefHeading___Toc1_3751433307"/>Inngangur<text:bookmark-end text:name="__RefHeading___Toc1_3751433307"/></text:h>
      <text:p text:style-name="P8">Við þróun hugbúnaðar er mikilvægt að halda vel utan um þær skrár sem unnið er með. Ein algengasta aðferðin sem er notuð til þess er svonefnd útgáfustýring (e. version control). Útgáfustýringarkerfi eru tölvukerfi sem eru sérhæfð til þess að <text:span text:style-name="T2">vinna með mismunandi útgáfur af skrám og þau hafa langoftast góðan stuðning fyrir samvinnu.</text:span></text:p>
      <text:p text:style-name="P9">Git er eitt slíkt kerfi. Git getur haldið utan um skrár og breytingar á þeim ásamt því að það býður upp á fjölmarga öfluga möguleika til samvinnu. <text:span text:style-name="T4">Maður stofnar git geymslur (e. repository) sem innihalda allar upplýsingar um breytingar á þeim skrám sem maður er að vinna með.</text:span></text:p>
      <text:p text:style-name="P9">GitHub er vefsíða/þjónusta þar sem fólk getur hýst git <text:span text:style-name="T4">geymslurnar sínar</text:span> og ýmislegt tengt þeim. GitHub Desktop er forrit fyrir Windows og MacOS sem gerir fólki kleift að vinna með GitHub verkefni á þægilegan hátt í myndrænu viðmóti.</text:p>
      <text:h text:style-name="P14" text:outline-level="1"/>
      <text:h text:style-name="P12" text:outline-level="1"><text:bookmark-start text:name="__RefHeading___Toc3_3751433307"/>Uppsetning reikninga<text:bookmark-end text:name="__RefHeading___Toc3_3751433307"/></text:h>
      <text:h text:style-name="P16" text:outline-level="2"><text:bookmark-start text:name="__RefHeading___Toc5_3751433307"/>GitHub<text:bookmark-end text:name="__RefHeading___Toc5_3751433307"/></text:h>
      <text:p text:style-name="P11">[Lýsing á því hvernig GitHub aðgangur er stofnaður]</text:p>
      <text:h text:style-name="P16" text:outline-level="2"><text:bookmark-start text:name="__RefHeading___Toc7_3751433307"/>Git<text:bookmark-end text:name="__RefHeading___Toc7_3751433307"/></text:h>
      <text:p text:style-name="P11">[Lýsing á því hvernig maður stillir Git user details í terminal]</text:p>
      <text:h text:style-name="P16" text:outline-level="2"><text:bookmark-start text:name="__RefHeading___Toc9_3751433307"/>GitHub Desktop<text:bookmark-end text:name="__RefHeading___Toc9_3751433307"/></text:h>
      <text:p text:style-name="P10">[lýsing á því hvernig maður installar <text:span text:style-name="T3">GitHub Desktop </text:span>og tengir <text:span text:style-name="T3">það </text:span>við GitHub <text:span text:style-name="T3">aðgang</text:span>]</text:p>
      <text:h text:style-name="P14" text:outline-level="1"/>
      <text:h text:style-name="P12" text:outline-level="1"><text:bookmark-start text:name="__RefHeading___Toc12_3751433307"/>Grunnaðgerðir í git<text:bookmark-end text:name="__RefHeading___Toc12_3751433307"/></text:h>
      <text:h text:style-name="P18" text:outline-level="2">init</text:h>
      <text:p text:style-name="P22"><text:span text:style-name="T6">Init</text:span><text:span text:style-name="T4"> </text:span>aðgerðin býr til tóm<text:span text:style-name="T4">a</text:span> <text:span text:style-name="T4">geymslu</text:span> sem maður getur svo bætt skrám í.</text:p>
      <text:p text:style-name="P25">Dæmi:<text:line-break/>git init</text:p>
      <text:h text:style-name="P18" text:outline-level="2">status</text:h>
      <text:p text:style-name="P25">Með status skipuninni er hægt að sjá hvaða skrám hefur verið breytt og hvaða skrár, ef einhverjar, eru komnar inn á “staging” svæðið.</text:p>
      <text:p text:style-name="P26">Dæmi:<text:line-break/>git status</text:p>
      <text:h text:style-name="P20" text:outline-level="2">add</text:h>
      <text:p text:style-name="P25">Þegar maður er búinn að gera breytingar á skrám, þá er hægt að nota status skipunina til að sjá hvaða skrám hefur verið breytt. Síðan er hægt að nota add skipunina til að bæta skrám inn á “staging” svæði til að hægt sé að skrá inn breytingarnar á þeim með commit skipuninni.</text:p>
      <text:p text:style-name="P25">Dæmi 1:<text:line-break/>git add .<text:line-break/>Dæmi <text:span text:style-name="T7">1 tekur allar skrár í öllum möppum í geymslunni sem hafa breytingar og setur þær í staging. Með öðrum orðum, gera allar breytingar tilbúnar fyrir commit.</text:span></text:p>
      <text:p text:style-name="P26">Dæmi 2:<text:line-break/>git add docs/README<text:line-break/>Dæmi 2 tekur bara skrána README inni í docs möppunni og setur hana í staging. Það getur verið nytsamlegt að keyra add bara á ákveðnum skrám ef maður vill t.d. setja inn litlar afmarkaðar breytingar í staðinn fyrir að setja allar breytingar inn í einu stóru commit sem getur leitt til ruglings.</text:p>
      <text:h text:style-name="P16" text:outline-level="2"><text:bookmark-start text:name="__RefHeading___Toc14_3751433307"/>clone<text:bookmark-end text:name="__RefHeading___Toc14_3751433307"/></text:h>
      <text:p text:style-name="P22">Clone aðgerðin í git tekur við slóð á git <text:span text:style-name="T4">geymslu</text:span> og gerir afrit af <text:span text:style-name="T4">henni </text:span>sem maður getur svo notað til að vinna með skrárnar sem viðkomandi <text:span text:style-name="T4">geymsla</text:span> inniheldur. Þetta er í raun grunnaðgerðin sem þarf nánast alltaf að byrja á ef maður vill taka þátt í verkefni sem er haldið utan um <text:span text:style-name="T4">með</text:span> git.</text:p>
      <text:p text:style-name="P23">Dæmi: git clone <text:a xlink:type="simple" xlink:href="https://github.com/ohmyzsh/ohmyzsh.git" text:style-name="Internet_20_link" text:visited-style-name="Visited_20_Internet_20_Link">https://github.com/ohmyzsh/ohmyzsh.git</text:a></text:p>
      <text:h text:style-name="P16" text:outline-level="2"><text:bookmark-start text:name="__RefHeading___Toc16_3751433307"/>commit<text:bookmark-end text:name="__RefHeading___Toc16_3751433307"/></text:h>
      <text:p text:style-name="P22">Þegar maður er <text:span text:style-name="T4">búinn að keyra clone skipunina, þá getur maður breytt skrám eftir þörfum og fært breytingarnar inn í geymsluna með commit skipuninni. </text:span><text:span text:style-name="T5">Þar þarf að fylgja með stutt lýsing á </text:span><text:soft-page-break/><text:span text:style-name="T5">viðkomandi breytingu/viðbót. </text:span><text:span text:style-name="T7">Maður notar “-m” parameterinn til að skilgreina lýsinguna. </text:span><text:span text:style-name="T6">Þær skrár sem commit skipunin skráir breytingar á eru þær sem búið er að setja inn á “staging” svæðið.</text:span></text:p>
      <text:p text:style-name="P23">Dæmi:<text:line-break/>git commit -m “Uppfærði API key fyrir Instagram”</text:p>
      <text:h text:style-name="P19" text:outline-level="2">branch</text:h>
      <text:p text:style-name="P24">Lorem ipsum</text:p>
      <text:h text:style-name="P16" text:outline-level="2"><text:bookmark-start text:name="__RefHeading___Toc18_3751433307"/>push<text:bookmark-end text:name="__RefHeading___Toc18_3751433307"/></text:h>
      <text:p text:style-name="P5">Lorem ipsum</text:p>
      <text:h text:style-name="P16" text:outline-level="2"><text:bookmark-start text:name="__RefHeading___Toc20_3751433307"/>pull<text:bookmark-end text:name="__RefHeading___Toc20_3751433307"/></text:h>
      <text:p text:style-name="P5">Lorem ipsum</text:p>
      <text:h text:style-name="P16" text:outline-level="2"><text:bookmark-start text:name="__RefHeading___Toc22_3751433307"/>fetch<text:bookmark-end text:name="__RefHeading___Toc22_3751433307"/></text:h>
      <text:p text:style-name="P5">Lorem ipsum</text:p>
      <text:h text:style-name="P13" text:outline-level="1"><text:bookmark-start text:name="__RefHeading___Toc24_3751433307"/>Pull request / code reviews<text:bookmark-end text:name="__RefHeading___Toc24_3751433307"/></text:h>
      <text:p text:style-name="P5">Lorem ipsum</text:p>
      <text:h text:style-name="P13" text:outline-level="1"><text:bookmark-start text:name="__RefHeading___Toc26_3751433307"/>Branching / merging<text:bookmark-end text:name="__RefHeading___Toc26_3751433307"/></text:h>
      <text:p text:style-name="P5">Lorem ipsum</text:p>
      <text:h text:style-name="P16" text:outline-level="2"><text:bookmark-start text:name="__RefHeading___Toc28_3751433307"/>Branching strategies<text:bookmark-end text:name="__RefHeading___Toc28_3751433307"/></text:h>
      <text:p text:style-name="P5">Lorem ipsum</text:p>
      <text:h text:style-name="P21" text:outline-level="3"><text:bookmark-start text:name="__RefHeading___Toc30_3751433307"/>Git flow<text:bookmark-end text:name="__RefHeading___Toc30_3751433307"/></text:h>
      <text:p text:style-name="P6">Lorem ipsum</text:p>
      <text:h text:style-name="P21" text:outline-level="3"><text:bookmark-start text:name="__RefHeading___Toc32_3751433307"/>Kannski annað?<text:bookmark-end text:name="__RefHeading___Toc32_3751433307"/></text:h>
      <text:p text:style-name="P6">Lorem ipsum</text:p>
      <text:h text:style-name="Heading_20_1" text:outline-level="1"><text:bookmark-start text:name="__RefHeading___Toc34_3751433307"/>Á<text:span text:style-name="T1">rekstrar</text:span><text:bookmark-end text:name="__RefHeading___Toc34_3751433307"/></text:h>
      <text:p text:style-name="P6">Lorem ipsum</text:p>
      <text:h text:style-name="P17" text:outline-level="2"><text:bookmark-start text:name="__RefHeading___Toc36_3751433307"/><text:soft-page-break/>Lausnir við árekstrum<text:bookmark-end text:name="__RefHeading___Toc36_3751433307"/></text:h>
      <text:p text:style-name="P6">Lorem ipsum</text:p>
      <text:h text:style-name="P15" text:outline-level="1"><text:bookmark-start text:name="__RefHeading___Toc38_3751433307"/>Algeng vandamál<text:bookmark-end text:name="__RefHeading___Toc38_3751433307"/></text:h>
      <text:p text:style-name="P6">Lorem ipsum</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13:22:30.248278871</meta:creation-date>
    <dc:date>2024-11-26T08:53:04.151406997</dc:date>
    <meta:editing-duration>PT1H7M58S</meta:editing-duration>
    <meta:editing-cycles>12</meta:editing-cycles>
    <meta:generator>LibreOffice/24.2.7.2$Linux_X86_64 LibreOffice_project/420$Build-2</meta:generator>
    <meta:document-statistic meta:table-count="0" meta:image-count="0" meta:object-count="0" meta:page-count="7" meta:paragraph-count="73" meta:word-count="607" meta:character-count="3503" meta:non-whitespace-character-count="2969"/>
  </office:meta>
</office:document-meta>
</file>